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365" officeooo:paragraph-rsid="000ae365"/>
    </style:style>
    <style:style style:name="P2" style:family="paragraph" style:parent-style-name="Standard">
      <style:text-properties officeooo:rsid="000ae365" officeooo:paragraph-rsid="00118a73"/>
    </style:style>
    <style:style style:name="P3" style:family="paragraph" style:parent-style-name="Standard">
      <style:text-properties officeooo:rsid="000eb4cd" officeooo:paragraph-rsid="000eb4cd"/>
    </style:style>
    <style:style style:name="P4" style:family="paragraph" style:parent-style-name="Standard">
      <style:text-properties officeooo:rsid="000eb4cd" officeooo:paragraph-rsid="000eb4cd"/>
    </style:style>
    <style:style style:name="P5" style:family="paragraph" style:parent-style-name="Standard">
      <style:text-properties officeooo:paragraph-rsid="0015a4e1"/>
    </style:style>
    <style:style style:name="T1" style:family="text">
      <style:text-properties officeooo:rsid="00114a75"/>
    </style:style>
    <style:style style:name="T2" style:family="text">
      <style:text-properties fo:color="#000000"/>
    </style:style>
    <style:style style:name="T3" style:family="text">
      <style:text-properties fo:color="#000000" officeooo:rsid="00118a73"/>
    </style:style>
    <style:style style:name="T4" style:family="text">
      <style:text-properties officeooo:rsid="000ae3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Joins resuelto</text:p>
      <text:p text:style-name="P1"/>
      <text:p text:style-name="P1">1 select apellidos from empleados left join departamentos on empleados.apellidos;</text:p>
      <text:p text:style-name="P5"><text:span text:style-name="T4">2 select nombres from empleados left join departamentos on empleados.nombres;</text:span></text:p>
      <text:p text:style-name="P1">3select * from empleados where apellidos = 'Casado Real';</text:p>
      <text:p text:style-name="P1">4 select * from empleados where apellidos = 'Casado Real' or apellidos = 'Cañal Inarejos';</text:p>
      <text:p text:style-name="P1">5 <text:s/>select * from empleados where departamento = 4</text:p>
      <text:p text:style-name="P1">6 select * from empleados where departamento = 4 or departamento = 1;</text:p>
      <text:p text:style-name="P1">7 select * from empleados where apellidos like 'C%';</text:p>
      <text:p text:style-name="P1">8 select SUM(presupuesto) from departamentos;</text:p>
      <text:p text:style-name="P1">9 select * from empleados inner join departamentos;</text:p>
      <text:p text:style-name="P1">10 select empleados.nombre, empleados.apellidos, departamentos.nombre, departamentos. presupuesto from empleados, departamentos;</text:p>
      <text:p text:style-name="P1">11</text:p>
      <text:p text:style-name="P1">12 select empleados.nombre, empleados.apellidos from empleados inner join departame</text:p>
      <text:p text:style-name="P2">ntos on codigo=departamento <text:s/>presupuesto &gt;6000;</text:p>
      <text:p text:style-name="P1">13 select * from departamentos right join empleados on codigo=departamento where presupuesto &gt; (select AVG(presupuesto) from departamentos);</text:p>
      <text:p text:style-name="P3">14 <text:span text:style-name="T2">select departamentos.nombre from departamentos join empleados on codigo=departamento <text:s/>group by departamentos.nombre </text:span><text:span text:style-name="T3">having count(*) &gt;2</text:span><text:span text:style-name="T2">;</text:span></text:p>
      <text:p text:style-name="P3">15<text:tab/></text:p>
      <text:p text:style-name="P3">16 select presupuesto, presupuesto - (presupuesto *0.1) as recortes from departame</text:p>
      <text:p text:style-name="P3">ntos;</text:p>
      <text:p text:style-name="P3">17update empleados set departamento = 1 where departamento = 3;</text:p>
      <text:p text:style-name="P3">18 delete * from empleados join departamentos on departamento=codigo where departamentos.codigo = 1;</text:p>
      <text:p text:style-name="P3">19select empleados.nombre, apellidos from empleados join departamentos on departamento=codigo where departamentos.presupuesto&gt;60000;</text:p>
      <text:p text:style-name="P3">20 <text:span text:style-name="T1">delete from empleados where departamento = *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6T10:22:12.282153033</meta:creation-date>
    <dc:date>2020-06-09T14:11:40.879447426</dc:date>
    <meta:editing-duration>PT1H24M44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23" meta:word-count="203" meta:character-count="1566" meta:non-whitespace-character-count="1382"/>
  </office:meta>
</office:document-meta>
</file>